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ac2e" officeooo:paragraph-rsid="0004ac2e"/>
    </style:style>
    <style:style style:name="P2" style:family="paragraph" style:parent-style-name="Standard">
      <style:text-properties officeooo:rsid="00056e74" officeooo:paragraph-rsid="00056e74"/>
    </style:style>
    <style:style style:name="P3" style:family="paragraph" style:parent-style-name="Standard">
      <style:text-properties officeooo:rsid="00073970" officeooo:paragraph-rsid="00073970"/>
    </style:style>
    <style:style style:name="P4" style:family="paragraph" style:parent-style-name="Standard">
      <style:text-properties fo:color="#000000" officeooo:rsid="0004ac2e" officeooo:paragraph-rsid="0004ac2e"/>
    </style:style>
    <style:style style:name="P5" style:family="paragraph" style:parent-style-name="Standard">
      <style:text-properties fo:color="#ff0000" officeooo:rsid="0004ac2e" officeooo:paragraph-rsid="0004ac2e"/>
    </style:style>
    <style:style style:name="P6" style:family="paragraph" style:parent-style-name="Standard">
      <style:text-properties fo:color="#ff0000" officeooo:rsid="00056e74" officeooo:paragraph-rsid="00056e74"/>
    </style:style>
    <style:style style:name="P7" style:family="paragraph" style:parent-style-name="Standard">
      <style:text-properties officeooo:rsid="00056e74" officeooo:paragraph-rsid="00056e74"/>
    </style:style>
    <style:style style:name="P8" style:family="paragraph" style:parent-style-name="Standard">
      <style:text-properties officeooo:rsid="00085fee" officeooo:paragraph-rsid="00085fee"/>
    </style:style>
    <style:style style:name="P9" style:family="paragraph" style:parent-style-name="Standard">
      <style:text-properties fo:font-weight="bold" officeooo:rsid="0004ac2e" officeooo:paragraph-rsid="0004ac2e" style:font-weight-asian="bold" style:font-weight-complex="bold"/>
    </style:style>
    <style:style style:name="T1" style:family="text">
      <style:text-properties officeooo:rsid="00073970"/>
    </style:style>
    <style:style style:name="T2" style:family="text">
      <style:text-properties officeooo:rsid="00085fee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grammanforderungen</text:p>
      <text:p text:style-name="P3">esentielle Teile rot markiert</text:p>
      <text:p text:style-name="P1"/>
      <text:p text:style-name="P1">Teil 1: Kunden finden</text:p>
      <text:p text:style-name="P2">Dieses Programm dient dazu potentielle Kunden zu finden und Sie a<text:span text:style-name="T2">n</text:span>zuschreiben.</text:p>
      <text:p text:style-name="P1"/>
      <text:p text:style-name="P5">A. ebay-Angebote automatisch durchsuchen</text:p>
      <text:p text:style-name="P5">Parameter:</text:p>
      <text:p text:style-name="P5">gewerbliche Händler</text:p>
      <text:p text:style-name="P5">Händler aus Deutschland</text:p>
      <text:p text:style-name="P6">grundsät<text:span text:style-name="T2">z</text:span>lich alle Produktkategorien möglich</text:p>
      <text:p text:style-name="P1"/>
      <text:p text:style-name="P5">B. Angebote durchsuchen <text:span text:style-name="T1">(„Rechtliche Informationen des Verkäufers“)</text:span></text:p>
      <text:p text:style-name="P5">Parameter: </text:p>
      <text:p text:style-name="P5">siehe White- und Blacklist</text:p>
      <text:p text:style-name="P5">zusätzlich:</text:p>
      <text:p text:style-name="P5">Händler nur einfach durchsuchen</text:p>
      <text:p text:style-name="P4">Angaben aus dem Impressum </text:p>
      <text:p text:style-name="P1"/>
      <text:p text:style-name="P1">C. Ergebnis</text:p>
      <text:p text:style-name="P1">Datei mit Inhalt:</text:p>
      <text:p text:style-name="P1">Impressum Angaben</text:p>
      <text:p text:style-name="P5">Link zum Angebo t<text:span text:style-name="T1">(</text:span>/oder <text:span text:style-name="T1">(</text:span>mehrere Angebote, aber grundsätzlich nicht erforderlich<text:span text:style-name="T1">)</text:span></text:p>
      <text:p text:style-name="P1">nicht notwendig: Liste mit Verstößen, aber von Vorteil, etwa bei Händlernachfrage</text:p>
      <text:p text:style-name="P1"/>
      <text:p text:style-name="P1">Teil 2: Kundenüberprüfung</text:p>
      <text:p text:style-name="P2">Dieses Programm wird verwendet, um bei Aktualisierung von AGB die Aktualisierung durch den Händler zu überprüfen und <text:span text:style-name="T2">gegebenenfalls</text:span> <text:span text:style-name="T2">darauf hinzuweisen</text:span>, dass er diese noch vornehmen muss.</text:p>
      <text:p text:style-name="P1"/>
      <text:p text:style-name="P2">Eingabe 1:</text:p>
      <text:p text:style-name="P1">Link zu Angebot/Händlerprofil </text:p>
      <text:p text:style-name="P2">Eingabe 2:</text:p>
      <text:p text:style-name="P2">Aktualisierte AGB, mit Möglichkeit zu nachträglichen Korrektur</text:p>
      <text:p text:style-name="P2"/>
      <text:p text:style-name="P2">Dieses Programm wird verwendet, um bei Aktualisierung von AGB die Aktualisierung durch den Händler zu überprüfen und <text:span text:style-name="T2">gegebenenfalls</text:span> <text:span text:style-name="T2">darauf hinzuweisen</text:span>, dass er diese noch vornehmen muss.</text:p>
      <text:p text:style-name="P2"/>
      <text:p text:style-name="P8"><text:span text:style-name="T3">Ausblick</text:span>:</text:p>
      <text:p text:style-name="P8">Programm, dass beliebige scharfe (etwa bestimmte Dateien, zB Verträget) oder unscharfe Ziele (etwa Onlineshops) nach Erfüllungsmöglichkeiten von Informationspflichten aus diesem Bereich durchsucht.</text:p>
      <text:p text:style-name="P8"/>
      <text:p text:style-name="P8">Potential: riesig</text:p>
      <text:p text:style-name="P8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1:34:59.570000000</meta:creation-date>
    <dc:date>2019-04-12T11:08:13.205000000</dc:date>
    <meta:editing-duration>PT15M4S</meta:editing-duration>
    <meta:editing-cycles>3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30" meta:word-count="177" meta:character-count="1396" meta:non-whitespace-character-count="1246"/>
  </office:meta>
</office:document-meta>
</file>